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VICT 7054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3"/>
        <table:table-column table:style-name="co4" table:number-columns-repeated="3" table:default-cell-style-name="ce3"/>
        <table:table-column table:style-name="co2" table:default-cell-style-name="ce5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NO PRICE</text:p>
          </table:table-cell>
          <table:table-cell table:style-name="ce1" office:value-type="string" calcext:value-type="string">
            <text:p>UPSIDE</text:p>
          </table:table-cell>
          <table:table-cell table:style-name="ce1" office:value-type="string" calcext:value-type="string">
            <text:p>FEES</text:p>
          </table:table-cell>
          <table:table-cell table:style-name="ce1" office:value-type="string" calcext:value-type="string">
            <text:p>PREDICTED</text:p>
          </table:table-cell>
          <table:table-cell table:style-name="ce1"/>
          <table:table-cell table:style-name="ce6"/>
          <table:table-cell table:style-name="ce4" office:value-type="string" calcext:value-type="string">
            <text:p>G/L if it doesn’t happen</text:p>
          </table:table-cell>
          <table:table-cell table:style-name="ce4" office:value-type="string" calcext:value-type="string">
            <text:p>G/L if it happens</text:p>
          </table:table-cell>
          <table:table-cell table:style-name="ce4" office:value-type="string" calcext:value-type="string">
            <text:p>Overall G/L</text:p>
          </table:table-cell>
          <table:table-cell table:style-name="ce4" office:value-type="string" calcext:value-type="string">
            <text:p>PAYOUT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50 or fewe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table:number-columns-repeated="4"/>
          <table:table-cell table:style-name="ce7"/>
          <table:table-cell table:formula="of:=(1-[.B2])*0.9" office:value-type="currency" office:currency="USD" office:value="0.00900000000000001" calcext:value-type="currency">
            <text:p>$0.01</text:p>
          </table:table-cell>
          <table:table-cell table:formula="of:=-1*[.B2]" office:value-type="currency" office:currency="USD" office:value="-0.99" calcext:value-type="currency">
            <text:p>-$0.99</text:p>
          </table:table-cell>
          <table:table-cell table:formula="of:=[.I2]+SUM([.$H$2:.$H$15])-[.H2]" office:value-type="currency" office:currency="USD" office:value="-0.162" calcext:value-type="currency">
            <text:p>-$0.16</text:p>
          </table:table-cell>
          <table:table-cell table:formula="of:=[.J2]+[.B$2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 or 52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table:number-columns-repeated="4"/>
          <table:table-cell table:style-name="ce7"/>
          <table:table-cell table:formula="of:=(1-[.B3])*0.9" office:value-type="currency" office:currency="USD" office:value="0.00900000000000001" calcext:value-type="currency">
            <text:p>$0.01</text:p>
          </table:table-cell>
          <table:table-cell table:formula="of:=-1*[.B3]" office:value-type="currency" office:currency="USD" office:value="-0.99" calcext:value-type="currency">
            <text:p>-$0.99</text:p>
          </table:table-cell>
          <table:table-cell table:formula="of:=[.I3]+SUM([.$H$2:.$H$15])-[.H3]" office:value-type="currency" office:currency="USD" office:value="-0.162" calcext:value-type="currency">
            <text:p>-$0.16</text:p>
          </table:table-cell>
          <table:table-cell table:formula="of:=[.J3]+[.B$20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 or 5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table:number-columns-repeated="4"/>
          <table:table-cell table:style-name="ce7"/>
          <table:table-cell table:formula="of:=(1-[.B4])*0.9" office:value-type="currency" office:currency="USD" office:value="0.144" calcext:value-type="currency">
            <text:p>$0.14</text:p>
          </table:table-cell>
          <table:table-cell table:formula="of:=-1*[.B4]" office:value-type="currency" office:currency="USD" office:value="-0.84" calcext:value-type="currency">
            <text:p>-$0.84</text:p>
          </table:table-cell>
          <table:table-cell table:formula="of:=[.I4]+SUM([.$H$2:.$H$15])-[.H4]" office:value-type="currency" office:currency="USD" office:value="-0.147" calcext:value-type="currency">
            <text:p>-$0.15</text:p>
          </table:table-cell>
          <table:table-cell table:formula="of:=[.J4]+[.B$20]" office:value-type="currency" office:currency="USD" office:value="0.015" calcext:value-type="currency">
            <text:p>$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 or 56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table:number-columns-repeated="4"/>
          <table:table-cell table:style-name="ce7"/>
          <table:table-cell table:formula="of:=(1-[.B5])*0.9" office:value-type="currency" office:currency="USD" office:value="0.144" calcext:value-type="currency">
            <text:p>$0.14</text:p>
          </table:table-cell>
          <table:table-cell table:formula="of:=-1*[.B5]" office:value-type="currency" office:currency="USD" office:value="-0.84" calcext:value-type="currency">
            <text:p>-$0.84</text:p>
          </table:table-cell>
          <table:table-cell table:formula="of:=[.I5]+SUM([.$H$2:.$H$15])-[.H5]" office:value-type="currency" office:currency="USD" office:value="-0.147" calcext:value-type="currency">
            <text:p>-$0.15</text:p>
          </table:table-cell>
          <table:table-cell table:formula="of:=[.J5]+[.B$20]" office:value-type="currency" office:currency="USD" office:value="0.015" calcext:value-type="currency">
            <text:p>$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 or 58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table:number-columns-repeated="4"/>
          <table:table-cell table:style-name="ce7"/>
          <table:table-cell table:formula="of:=(1-[.B6])*0.9" office:value-type="currency" office:currency="USD" office:value="0.126" calcext:value-type="currency">
            <text:p>$0.13</text:p>
          </table:table-cell>
          <table:table-cell table:formula="of:=-1*[.B6]" office:value-type="currency" office:currency="USD" office:value="-0.86" calcext:value-type="currency">
            <text:p>-$0.86</text:p>
          </table:table-cell>
          <table:table-cell table:formula="of:=[.I6]+SUM([.$H$2:.$H$15])-[.H6]" office:value-type="currency" office:currency="USD" office:value="-0.149" calcext:value-type="currency">
            <text:p>-$0.15</text:p>
          </table:table-cell>
          <table:table-cell table:formula="of:=[.J6]+[.B$20]" office:value-type="currency" office:currency="USD" office:value="0.013" calcext:value-type="currency">
            <text:p>$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 or 60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table:number-columns-repeated="4"/>
          <table:table-cell table:style-name="ce7"/>
          <table:table-cell table:formula="of:=(1-[.B7])*0.9" office:value-type="currency" office:currency="USD" office:value="0.063" calcext:value-type="currency">
            <text:p>$0.06</text:p>
          </table:table-cell>
          <table:table-cell table:formula="of:=-1*[.B7]" office:value-type="currency" office:currency="USD" office:value="-0.93" calcext:value-type="currency">
            <text:p>-$0.93</text:p>
          </table:table-cell>
          <table:table-cell table:formula="of:=[.I7]+SUM([.$H$2:.$H$15])-[.H7]" office:value-type="currency" office:currency="USD" office:value="-0.156" calcext:value-type="currency">
            <text:p>-$0.16</text:p>
          </table:table-cell>
          <table:table-cell table:formula="of:=[.J7]+[.B$20]" office:value-type="currency" office:currency="USD" office:value="0.00600000000000001" calcext:value-type="currency">
            <text:p>$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 or 62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table:number-columns-repeated="4"/>
          <table:table-cell table:style-name="ce7"/>
          <table:table-cell table:formula="of:=(1-[.B8])*0.9" office:value-type="currency" office:currency="USD" office:value="0.054" calcext:value-type="currency">
            <text:p>$0.05</text:p>
          </table:table-cell>
          <table:table-cell table:formula="of:=-1*[.B8]" office:value-type="currency" office:currency="USD" office:value="-0.94" calcext:value-type="currency">
            <text:p>-$0.94</text:p>
          </table:table-cell>
          <table:table-cell table:formula="of:=[.I8]+SUM([.$H$2:.$H$15])-[.H8]" office:value-type="currency" office:currency="USD" office:value="-0.157" calcext:value-type="currency">
            <text:p>-$0.16</text:p>
          </table:table-cell>
          <table:table-cell table:formula="of:=[.J8]+[.B$20]" office:value-type="currency" office:currency="USD" office:value="0.005" calcext:value-type="currency">
            <text:p>$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 or 64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table:number-columns-repeated="4"/>
          <table:table-cell table:style-name="ce7"/>
          <table:table-cell table:formula="of:=(1-[.B9])*0.9" office:value-type="currency" office:currency="USD" office:value="0.036" calcext:value-type="currency">
            <text:p>$0.04</text:p>
          </table:table-cell>
          <table:table-cell table:formula="of:=-1*[.B9]" office:value-type="currency" office:currency="USD" office:value="-0.96" calcext:value-type="currency">
            <text:p>-$0.96</text:p>
          </table:table-cell>
          <table:table-cell table:formula="of:=[.I9]+SUM([.$H$2:.$H$15])-[.H9]" office:value-type="currency" office:currency="USD" office:value="-0.159" calcext:value-type="currency">
            <text:p>-$0.16</text:p>
          </table:table-cell>
          <table:table-cell table:formula="of:=[.J9]+[.B$20]" office:value-type="currency" office:currency="USD" office:value="0.003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 or 66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table:number-columns-repeated="4"/>
          <table:table-cell table:style-name="ce7"/>
          <table:table-cell table:formula="of:=(1-[.B10])*0.9" office:value-type="currency" office:currency="USD" office:value="0.036" calcext:value-type="currency">
            <text:p>$0.04</text:p>
          </table:table-cell>
          <table:table-cell table:formula="of:=-1*[.B10]" office:value-type="currency" office:currency="USD" office:value="-0.96" calcext:value-type="currency">
            <text:p>-$0.96</text:p>
          </table:table-cell>
          <table:table-cell table:formula="of:=[.I10]+SUM([.$H$2:.$H$15])-[.H10]" office:value-type="currency" office:currency="USD" office:value="-0.159" calcext:value-type="currency">
            <text:p>-$0.16</text:p>
          </table:table-cell>
          <table:table-cell table:formula="of:=[.J10]+[.B$20]" office:value-type="currency" office:currency="USD" office:value="0.003" calcext:value-type="currency">
            <text:p>$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 or more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table:number-columns-repeated="4"/>
          <table:table-cell table:style-name="ce7"/>
          <table:table-cell table:formula="of:=(1-[.B11])*0.9" office:value-type="currency" office:currency="USD" office:value="0.216" calcext:value-type="currency">
            <text:p>$0.22</text:p>
          </table:table-cell>
          <table:table-cell table:formula="of:=-1*[.B11]" office:value-type="currency" office:currency="USD" office:value="-0.76" calcext:value-type="currency">
            <text:p>-$0.76</text:p>
          </table:table-cell>
          <table:table-cell table:formula="of:=[.I11]+SUM([.$H$2:.$H$15])-[.H11]" office:value-type="currency" office:currency="USD" office:value="-0.139" calcext:value-type="currency">
            <text:p>-$0.14</text:p>
          </table:table-cell>
          <table:table-cell table:formula="of:=[.J11]+[.B$20]" office:value-type="currency" office:currency="USD" office:value="0.023" calcext:value-type="currency">
            <text:p>$0.02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NONE OF THE ABOVE</text:p>
          </table:table-cell>
          <table:table-cell table:style-name="ce3" office:value-type="currency" office:currency="USD" office:value="0" calcext:value-type="currency">
            <text:p>$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COST</text:p>
          </table:table-cell>
          <table:table-cell table:style-name="ce3" table:formula="of:=MIN([.J2:.J32])*-1" office:value-type="currency" office:currency="USD" office:value="0.162" calcext:value-type="currency">
            <text:p>$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PAYOUT</text:p>
          </table:table-cell>
          <table:table-cell table:style-name="ce4" table:formula="of:=[.B19]+[.B20]" office:value-type="currency" office:currency="USD" office:value="0.162" calcext:value-type="currency">
            <text:p>$0.16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HARES</text:p>
          </table:table-cell>
          <table:table-cell office:value-type="string" calcext:value-type="string">
            <text:p>NO PRICE</text:p>
          </table:table-cell>
          <table:table-cell office:value-type="string" calcext:value-type="string">
            <text:p>UPSIDE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IF YES (LOSE THIS, WIN THE OTHERS)</text:p>
          </table:table-cell>
        </table:table-row>
        <table:table-row table:style-name="ro1">
          <table:table-cell office:value-type="string" calcext:value-type="string">
            <text:p>216 or few</text:p>
          </table:table-cell>
          <table:table-cell office:value-type="float" office:value="35" calcext:value-type="float">
            <text:p>35</text:p>
          </table:table-cell>
          <table:table-cell office:value-type="float" office:value="0.99" calcext:value-type="float">
            <text:p>0.99</text:p>
          </table:table-cell>
          <table:table-cell table:formula="of:=1-[.C2]" office:value-type="float" office:value="0.01" calcext:value-type="float">
            <text:p>0.01</text:p>
          </table:table-cell>
          <table:table-cell table:formula="of:=([.D2]/10)*[.B2]" office:value-type="float" office:value="0.035" calcext:value-type="float">
            <text:p>0.035</text:p>
          </table:table-cell>
          <table:table-cell table:formula="of:=[.B2]*[.C2]" office:value-type="float" office:value="34.65" calcext:value-type="float">
            <text:p>34.65</text:p>
          </table:table-cell>
          <table:table-cell table:formula="of:=SUM([.$B$2:.$B$11])-[.B2]-SUM([.$E$2:.$E$11])-SUM([.$F$2:.$F$11])+[.E2]" office:value-type="float" office:value="9.63000000000003" calcext:value-type="float">
            <text:p>9.63000000000003</text:p>
          </table:table-cell>
        </table:table-row>
        <table:table-row table:style-name="ro1">
          <table:table-cell office:value-type="string" calcext:value-type="string">
            <text:p>217 to 220</text:p>
          </table:table-cell>
          <table:table-cell office:value-type="float" office:value="35" calcext:value-type="float">
            <text:p>35</text:p>
          </table:table-cell>
          <table:table-cell office:value-type="float" office:value="0.99" calcext:value-type="float">
            <text:p>0.99</text:p>
          </table:table-cell>
          <table:table-cell table:formula="of:=1-[.C3]" office:value-type="float" office:value="0.01" calcext:value-type="float">
            <text:p>0.01</text:p>
          </table:table-cell>
          <table:table-cell table:formula="of:=([.D3]/10)*[.B3]" office:value-type="float" office:value="0.035" calcext:value-type="float">
            <text:p>0.035</text:p>
          </table:table-cell>
          <table:table-cell table:formula="of:=[.B3]*[.C3]" office:value-type="float" office:value="34.65" calcext:value-type="float">
            <text:p>34.65</text:p>
          </table:table-cell>
          <table:table-cell table:formula="of:=SUM([.$B$2:.$B$11])-[.B3]-SUM([.$E$2:.$E$11])-SUM([.$F$2:.$F$11])+[.E3]" office:value-type="float" office:value="9.63000000000003" calcext:value-type="float">
            <text:p>9.63000000000003</text:p>
          </table:table-cell>
        </table:table-row>
        <table:table-row table:style-name="ro1">
          <table:table-cell office:value-type="string" calcext:value-type="string">
            <text:p>221 to 224</text:p>
          </table:table-cell>
          <table:table-cell office:value-type="float" office:value="45" calcext:value-type="float">
            <text:p>45</text:p>
          </table:table-cell>
          <table:table-cell office:value-type="float" office:value="0.96" calcext:value-type="float">
            <text:p>0.96</text:p>
          </table:table-cell>
          <table:table-cell table:formula="of:=1-[.C4]" office:value-type="float" office:value="0.04" calcext:value-type="float">
            <text:p>0.04</text:p>
          </table:table-cell>
          <table:table-cell table:formula="of:=([.D4]/10)*[.B4]" office:value-type="float" office:value="0.18" calcext:value-type="float">
            <text:p>0.18</text:p>
          </table:table-cell>
          <table:table-cell table:formula="of:=[.B4]*[.C4]" office:value-type="float" office:value="43.2" calcext:value-type="float">
            <text:p>43.2</text:p>
          </table:table-cell>
          <table:table-cell table:formula="of:=SUM([.$B$2:.$B$11])-[.B4]-SUM([.$E$2:.$E$11])-SUM([.$F$2:.$F$11])+[.E4]" office:value-type="float" office:value="-0.224999999999973" calcext:value-type="float">
            <text:p>-0.224999999999973</text:p>
          </table:table-cell>
        </table:table-row>
        <table:table-row table:style-name="ro1">
          <table:table-cell office:value-type="string" calcext:value-type="string">
            <text:p>225 to 228</text:p>
          </table:table-cell>
          <table:table-cell office:value-type="float" office:value="40" calcext:value-type="float">
            <text:p>40</text:p>
          </table:table-cell>
          <table:table-cell office:value-type="float" office:value="0.78" calcext:value-type="float">
            <text:p>0.78</text:p>
          </table:table-cell>
          <table:table-cell table:formula="of:=1-[.C5]" office:value-type="float" office:value="0.22" calcext:value-type="float">
            <text:p>0.22</text:p>
          </table:table-cell>
          <table:table-cell table:formula="of:=([.D5]/10)*[.B5]" office:value-type="float" office:value="0.88" calcext:value-type="float">
            <text:p>0.88</text:p>
          </table:table-cell>
          <table:table-cell table:formula="of:=[.B5]*[.C5]" office:value-type="float" office:value="31.2" calcext:value-type="float">
            <text:p>31.2</text:p>
          </table:table-cell>
          <table:table-cell table:formula="of:=SUM([.$B$2:.$B$11])-[.B5]-SUM([.$E$2:.$E$11])-SUM([.$F$2:.$F$11])+[.E5]" office:value-type="float" office:value="5.47500000000003" calcext:value-type="float">
            <text:p>5.47500000000003</text:p>
          </table:table-cell>
        </table:table-row>
        <table:table-row table:style-name="ro1">
          <table:table-cell office:value-type="string" calcext:value-type="string">
            <text:p>229 to 232</text:p>
          </table:table-cell>
          <table:table-cell office:value-type="float" office:value="45" calcext:value-type="float">
            <text:p>45</text:p>
          </table:table-cell>
          <table:table-cell office:value-type="float" office:value="0.66" calcext:value-type="float">
            <text:p>0.66</text:p>
          </table:table-cell>
          <table:table-cell table:formula="of:=1-[.C6]" office:value-type="float" office:value="0.34" calcext:value-type="float">
            <text:p>0.34</text:p>
          </table:table-cell>
          <table:table-cell table:formula="of:=([.D6]/10)*[.B6]" office:value-type="float" office:value="1.53" calcext:value-type="float">
            <text:p>1.53</text:p>
          </table:table-cell>
          <table:table-cell table:formula="of:=[.B6]*[.C6]" office:value-type="float" office:value="29.7" calcext:value-type="float">
            <text:p>29.7</text:p>
          </table:table-cell>
          <table:table-cell table:formula="of:=SUM([.$B$2:.$B$11])-[.B6]-SUM([.$E$2:.$E$11])-SUM([.$F$2:.$F$11])+[.E6]" office:value-type="float" office:value="1.12500000000003" calcext:value-type="float">
            <text:p>1.12500000000003</text:p>
          </table:table-cell>
        </table:table-row>
        <table:table-row table:style-name="ro1">
          <table:table-cell office:value-type="string" calcext:value-type="string">
            <text:p>233 to 236</text:p>
          </table:table-cell>
          <table:table-cell office:value-type="float" office:value="45" calcext:value-type="float">
            <text:p>45</text:p>
          </table:table-cell>
          <table:table-cell office:value-type="float" office:value="0.77" calcext:value-type="float">
            <text:p>0.77</text:p>
          </table:table-cell>
          <table:table-cell table:formula="of:=1-[.C7]" office:value-type="float" office:value="0.23" calcext:value-type="float">
            <text:p>0.23</text:p>
          </table:table-cell>
          <table:table-cell table:formula="of:=([.D7]/10)*[.B7]" office:value-type="float" office:value="1.035" calcext:value-type="float">
            <text:p>1.035</text:p>
          </table:table-cell>
          <table:table-cell table:formula="of:=[.B7]*[.C7]" office:value-type="float" office:value="34.65" calcext:value-type="float">
            <text:p>34.65</text:p>
          </table:table-cell>
          <table:table-cell table:formula="of:=SUM([.$B$2:.$B$11])-[.B7]-SUM([.$E$2:.$E$11])-SUM([.$F$2:.$F$11])+[.E7]" office:value-type="float" office:value="0.630000000000027" calcext:value-type="float">
            <text:p>0.630000000000027</text:p>
          </table:table-cell>
        </table:table-row>
        <table:table-row table:style-name="ro1">
          <table:table-cell office:value-type="string" calcext:value-type="string">
            <text:p>237 to 240</text:p>
          </table:table-cell>
          <table:table-cell office:value-type="float" office:value="45" calcext:value-type="float">
            <text:p>45</text:p>
          </table:table-cell>
          <table:table-cell office:value-type="float" office:value="0.89" calcext:value-type="float">
            <text:p>0.89</text:p>
          </table:table-cell>
          <table:table-cell table:formula="of:=1-[.C8]" office:value-type="float" office:value="0.11" calcext:value-type="float">
            <text:p>0.11</text:p>
          </table:table-cell>
          <table:table-cell table:formula="of:=([.D8]/10)*[.B8]" office:value-type="float" office:value="0.495" calcext:value-type="float">
            <text:p>0.495</text:p>
          </table:table-cell>
          <table:table-cell table:formula="of:=[.B8]*[.C8]" office:value-type="float" office:value="40.05" calcext:value-type="float">
            <text:p>40.05</text:p>
          </table:table-cell>
          <table:table-cell table:formula="of:=SUM([.$B$2:.$B$11])-[.B8]-SUM([.$E$2:.$E$11])-SUM([.$F$2:.$F$11])+[.E8]" office:value-type="float" office:value="0.0900000000000273" calcext:value-type="float">
            <text:p>0.090000000000027</text:p>
          </table:table-cell>
        </table:table-row>
        <table:table-row table:style-name="ro1">
          <table:table-cell office:value-type="string" calcext:value-type="string">
            <text:p>241 to 244</text:p>
          </table:table-cell>
          <table:table-cell office:value-type="float" office:value="45" calcext:value-type="float">
            <text:p>45</text:p>
          </table:table-cell>
          <table:table-cell office:value-type="float" office:value="0.94" calcext:value-type="float">
            <text:p>0.94</text:p>
          </table:table-cell>
          <table:table-cell table:formula="of:=1-[.C9]" office:value-type="float" office:value="0.06" calcext:value-type="float">
            <text:p>0.06</text:p>
          </table:table-cell>
          <table:table-cell table:formula="of:=([.D9]/10)*[.B9]" office:value-type="float" office:value="0.27" calcext:value-type="float">
            <text:p>0.27</text:p>
          </table:table-cell>
          <table:table-cell table:formula="of:=[.B9]*[.C9]" office:value-type="float" office:value="42.3" calcext:value-type="float">
            <text:p>42.3</text:p>
          </table:table-cell>
          <table:table-cell table:formula="of:=SUM([.$B$2:.$B$11])-[.B9]-SUM([.$E$2:.$E$11])-SUM([.$F$2:.$F$11])+[.E9]" office:value-type="float" office:value="-0.134999999999973" calcext:value-type="float">
            <text:p>-0.134999999999973</text:p>
          </table:table-cell>
        </table:table-row>
        <table:table-row table:style-name="ro1">
          <table:table-cell office:value-type="string" calcext:value-type="string">
            <text:p>245 to 248</text:p>
          </table:table-cell>
          <table:table-cell office:value-type="float" office:value="45" calcext:value-type="float">
            <text:p>45</text:p>
          </table:table-cell>
          <table:table-cell office:value-type="float" office:value="0.96" calcext:value-type="float">
            <text:p>0.96</text:p>
          </table:table-cell>
          <table:table-cell table:formula="of:=1-[.C10]" office:value-type="float" office:value="0.04" calcext:value-type="float">
            <text:p>0.04</text:p>
          </table:table-cell>
          <table:table-cell table:formula="of:=([.D10]/10)*[.B10]" office:value-type="float" office:value="0.18" calcext:value-type="float">
            <text:p>0.18</text:p>
          </table:table-cell>
          <table:table-cell table:formula="of:=[.B10]*[.C10]" office:value-type="float" office:value="43.2" calcext:value-type="float">
            <text:p>43.2</text:p>
          </table:table-cell>
          <table:table-cell table:formula="of:=SUM([.$B$2:.$B$11])-[.B10]-SUM([.$E$2:.$E$11])-SUM([.$F$2:.$F$11])+[.E10]" office:value-type="float" office:value="-0.224999999999973" calcext:value-type="float">
            <text:p>-0.224999999999973</text:p>
          </table:table-cell>
        </table:table-row>
        <table:table-row table:style-name="ro1">
          <table:table-cell office:value-type="string" calcext:value-type="string">
            <text:p>249 or mor</text:p>
          </table:table-cell>
          <table:table-cell office:value-type="float" office:value="45" calcext:value-type="float">
            <text:p>45</text:p>
          </table:table-cell>
          <table:table-cell office:value-type="float" office:value="0.93" calcext:value-type="float">
            <text:p>0.93</text:p>
          </table:table-cell>
          <table:table-cell table:formula="of:=1-[.C11]" office:value-type="float" office:value="0.07" calcext:value-type="float">
            <text:p>0.07</text:p>
          </table:table-cell>
          <table:table-cell table:formula="of:=([.D11]/10)*[.B11]" office:value-type="float" office:value="0.315" calcext:value-type="float">
            <text:p>0.315</text:p>
          </table:table-cell>
          <table:table-cell table:formula="of:=[.B11]*[.C11]" office:value-type="float" office:value="41.85" calcext:value-type="float">
            <text:p>41.85</text:p>
          </table:table-cell>
          <table:table-cell table:formula="of:=SUM([.$B$2:.$B$11])-[.B11]-SUM([.$E$2:.$E$11])-SUM([.$F$2:.$F$11])+[.E11]" office:value-type="float" office:value="-0.0899999999999729" calcext:value-type="float">
            <text:p>-0.089999999999973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Cost of all NOs:</text:p>
          </table:table-cell>
          <table:table-cell/>
          <table:table-cell office:value-type="float" office:value="6.91" calcext:value-type="float">
            <text:p>6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 of all fees: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 of Contracts: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anteed Winnings after Fees:</text:p>
          </table:table-cell>
          <table:table-cell/>
          <table:table-cell office:value-type="float" office:value="-0.019" calcext:value-type="float">
            <text:p>-0.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ntially hard to buy: 2 contracts not available</text:p>
          </table:table-cell>
          <table:table-cell table:number-columns-repeated="6"/>
        </table:table-row>
      </table:table>
      <table:table table:name="TEST" table:style-name="ta1">
        <table:table-column table:style-name="co2" table:number-columns-repeated="2" table:default-cell-style-name="Default"/>
        <table:table-column table:style-name="co2" table:number-columns-repeated="6" table:default-cell-style-name="ce3"/>
        <table:table-row table:style-name="ro1">
          <table:table-cell/>
          <table:table-cell table:style-name="ce8" office:value-type="string" calcext:value-type="string">
            <text:p>SHARES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UPSIDE</text:p>
          </table:table-cell>
          <table:table-cell table:style-name="ce9" office:value-type="string" calcext:value-type="string">
            <text:p>FEES</text:p>
          </table:table-cell>
          <table:table-cell table:style-name="ce9" office:value-type="string" calcext:value-type="string">
            <text:p>IF FALSE</text:p>
          </table:table-cell>
          <table:table-cell table:style-name="ce9" office:value-type="string" calcext:value-type="string">
            <text:p>IF TRUE</text:p>
          </table:table-cell>
          <table:table-cell table:style-name="ce9" office:value-type="string" calcext:value-type="string">
            <text:p>G/L IF TRU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1-[.C2]" office:value-type="currency" office:currency="USD" office:value="0.25" calcext:value-type="currency">
            <text:p>$0.25</text:p>
          </table:table-cell>
          <table:table-cell table:formula="of:=[.D2]/10" office:value-type="currency" office:currency="USD" office:value="0.025" calcext:value-type="currency">
            <text:p>$0.03</text:p>
          </table:table-cell>
          <table:table-cell table:formula="of:=(1-[.C2])*0.9" office:value-type="currency" office:currency="USD" office:value="0.225" calcext:value-type="currency">
            <text:p>$0.23</text:p>
          </table:table-cell>
          <table:table-cell table:formula="of:=-[.C2]" office:value-type="currency" office:currency="USD" office:value="-0.75" calcext:value-type="currency">
            <text:p>-$0.75</text:p>
          </table:table-cell>
          <table:table-cell table:formula="of:=[.G2]+SUM([.$F$2:.$F$11])-[.F2]" office:value-type="currency" office:currency="USD" office:value="0.114" calcext:value-type="currency">
            <text:p>$0.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91" calcext:value-type="currency">
            <text:p>$0.91</text:p>
          </table:table-cell>
          <table:table-cell table:formula="of:=1-[.C3]" office:value-type="currency" office:currency="USD" office:value="0.09" calcext:value-type="currency">
            <text:p>$0.09</text:p>
          </table:table-cell>
          <table:table-cell table:formula="of:=[.D3]/10" office:value-type="currency" office:currency="USD" office:value="0.009" calcext:value-type="currency">
            <text:p>$0.01</text:p>
          </table:table-cell>
          <table:table-cell table:formula="of:=(1-[.C3])*0.9" office:value-type="currency" office:currency="USD" office:value="0.081" calcext:value-type="currency">
            <text:p>$0.08</text:p>
          </table:table-cell>
          <table:table-cell table:formula="of:=-[.C3]" office:value-type="currency" office:currency="USD" office:value="-0.91" calcext:value-type="currency">
            <text:p>-$0.91</text:p>
          </table:table-cell>
          <table:table-cell table:formula="of:=[.G3]+SUM([.$F$2:.$F$11])-[.F3]" office:value-type="currency" office:currency="USD" office:value="0.098" calcext:value-type="currency">
            <text:p>$0.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85" calcext:value-type="currency">
            <text:p>$0.85</text:p>
          </table:table-cell>
          <table:table-cell table:formula="of:=1-[.C4]" office:value-type="currency" office:currency="USD" office:value="0.15" calcext:value-type="currency">
            <text:p>$0.15</text:p>
          </table:table-cell>
          <table:table-cell table:formula="of:=[.D4]/10" office:value-type="currency" office:currency="USD" office:value="0.015" calcext:value-type="currency">
            <text:p>$0.02</text:p>
          </table:table-cell>
          <table:table-cell table:formula="of:=(1-[.C4])*0.9" office:value-type="currency" office:currency="USD" office:value="0.135" calcext:value-type="currency">
            <text:p>$0.14</text:p>
          </table:table-cell>
          <table:table-cell table:formula="of:=-[.C4]" office:value-type="currency" office:currency="USD" office:value="-0.85" calcext:value-type="currency">
            <text:p>-$0.85</text:p>
          </table:table-cell>
          <table:table-cell table:formula="of:=[.G4]+SUM([.$F$2:.$F$11])-[.F4]" office:value-type="currency" office:currency="USD" office:value="0.104" calcext:value-type="currency">
            <text:p>$0.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85" calcext:value-type="currency">
            <text:p>$0.85</text:p>
          </table:table-cell>
          <table:table-cell table:formula="of:=1-[.C5]" office:value-type="currency" office:currency="USD" office:value="0.15" calcext:value-type="currency">
            <text:p>$0.15</text:p>
          </table:table-cell>
          <table:table-cell table:formula="of:=[.D5]/10" office:value-type="currency" office:currency="USD" office:value="0.015" calcext:value-type="currency">
            <text:p>$0.02</text:p>
          </table:table-cell>
          <table:table-cell table:formula="of:=(1-[.C5])*0.9" office:value-type="currency" office:currency="USD" office:value="0.135" calcext:value-type="currency">
            <text:p>$0.14</text:p>
          </table:table-cell>
          <table:table-cell table:formula="of:=-[.C5]" office:value-type="currency" office:currency="USD" office:value="-0.85" calcext:value-type="currency">
            <text:p>-$0.85</text:p>
          </table:table-cell>
          <table:table-cell table:formula="of:=[.G5]+SUM([.$F$2:.$F$11])-[.F5]" office:value-type="currency" office:currency="USD" office:value="0.104" calcext:value-type="currency">
            <text:p>$0.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87" calcext:value-type="currency">
            <text:p>$0.87</text:p>
          </table:table-cell>
          <table:table-cell table:formula="of:=1-[.C6]" office:value-type="currency" office:currency="USD" office:value="0.13" calcext:value-type="currency">
            <text:p>$0.13</text:p>
          </table:table-cell>
          <table:table-cell table:formula="of:=[.D6]/10" office:value-type="currency" office:currency="USD" office:value="0.013" calcext:value-type="currency">
            <text:p>$0.01</text:p>
          </table:table-cell>
          <table:table-cell table:formula="of:=(1-[.C6])*0.9" office:value-type="currency" office:currency="USD" office:value="0.117" calcext:value-type="currency">
            <text:p>$0.12</text:p>
          </table:table-cell>
          <table:table-cell table:formula="of:=-[.C6]" office:value-type="currency" office:currency="USD" office:value="-0.87" calcext:value-type="currency">
            <text:p>-$0.87</text:p>
          </table:table-cell>
          <table:table-cell table:formula="of:=[.G6]+SUM([.$F$2:.$F$11])-[.F6]" office:value-type="currency" office:currency="USD" office:value="0.102" calcext:value-type="currency">
            <text:p>$0.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93" calcext:value-type="currency">
            <text:p>$0.93</text:p>
          </table:table-cell>
          <table:table-cell table:formula="of:=1-[.C7]" office:value-type="currency" office:currency="USD" office:value="0.07" calcext:value-type="currency">
            <text:p>$0.07</text:p>
          </table:table-cell>
          <table:table-cell table:formula="of:=[.D7]/10" office:value-type="currency" office:currency="USD" office:value="0.007" calcext:value-type="currency">
            <text:p>$0.01</text:p>
          </table:table-cell>
          <table:table-cell table:formula="of:=(1-[.C7])*0.9" office:value-type="currency" office:currency="USD" office:value="0.063" calcext:value-type="currency">
            <text:p>$0.06</text:p>
          </table:table-cell>
          <table:table-cell table:formula="of:=-[.C7]" office:value-type="currency" office:currency="USD" office:value="-0.93" calcext:value-type="currency">
            <text:p>-$0.93</text:p>
          </table:table-cell>
          <table:table-cell table:formula="of:=[.G7]+SUM([.$F$2:.$F$11])-[.F7]" office:value-type="currency" office:currency="USD" office:value="0.096" calcext:value-type="currency">
            <text:p>$0.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94" calcext:value-type="currency">
            <text:p>$0.94</text:p>
          </table:table-cell>
          <table:table-cell table:formula="of:=1-[.C8]" office:value-type="currency" office:currency="USD" office:value="0.06" calcext:value-type="currency">
            <text:p>$0.06</text:p>
          </table:table-cell>
          <table:table-cell table:formula="of:=[.D8]/10" office:value-type="currency" office:currency="USD" office:value="0.006" calcext:value-type="currency">
            <text:p>$0.01</text:p>
          </table:table-cell>
          <table:table-cell table:formula="of:=(1-[.C8])*0.9" office:value-type="currency" office:currency="USD" office:value="0.054" calcext:value-type="currency">
            <text:p>$0.05</text:p>
          </table:table-cell>
          <table:table-cell table:formula="of:=-[.C8]" office:value-type="currency" office:currency="USD" office:value="-0.94" calcext:value-type="currency">
            <text:p>-$0.94</text:p>
          </table:table-cell>
          <table:table-cell table:formula="of:=[.G8]+SUM([.$F$2:.$F$11])-[.F8]" office:value-type="currency" office:currency="USD" office:value="0.095" calcext:value-type="currency">
            <text:p>$0.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96" calcext:value-type="currency">
            <text:p>$0.96</text:p>
          </table:table-cell>
          <table:table-cell table:formula="of:=1-[.C9]" office:value-type="currency" office:currency="USD" office:value="0.04" calcext:value-type="currency">
            <text:p>$0.04</text:p>
          </table:table-cell>
          <table:table-cell table:formula="of:=[.D9]/10" office:value-type="currency" office:currency="USD" office:value="0.004" calcext:value-type="currency">
            <text:p>$0.00</text:p>
          </table:table-cell>
          <table:table-cell table:formula="of:=(1-[.C9])*0.9" office:value-type="currency" office:currency="USD" office:value="0.036" calcext:value-type="currency">
            <text:p>$0.04</text:p>
          </table:table-cell>
          <table:table-cell table:formula="of:=-[.C9]" office:value-type="currency" office:currency="USD" office:value="-0.96" calcext:value-type="currency">
            <text:p>-$0.96</text:p>
          </table:table-cell>
          <table:table-cell table:formula="of:=[.G9]+SUM([.$F$2:.$F$11])-[.F9]" office:value-type="currency" office:currency="USD" office:value="0.093" calcext:value-type="currency">
            <text:p>$0.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96" calcext:value-type="currency">
            <text:p>$0.96</text:p>
          </table:table-cell>
          <table:table-cell table:formula="of:=1-[.C10]" office:value-type="currency" office:currency="USD" office:value="0.04" calcext:value-type="currency">
            <text:p>$0.04</text:p>
          </table:table-cell>
          <table:table-cell table:formula="of:=[.D10]/10" office:value-type="currency" office:currency="USD" office:value="0.004" calcext:value-type="currency">
            <text:p>$0.00</text:p>
          </table:table-cell>
          <table:table-cell table:formula="of:=(1-[.C10])*0.9" office:value-type="currency" office:currency="USD" office:value="0.036" calcext:value-type="currency">
            <text:p>$0.04</text:p>
          </table:table-cell>
          <table:table-cell table:formula="of:=-[.C10]" office:value-type="currency" office:currency="USD" office:value="-0.96" calcext:value-type="currency">
            <text:p>-$0.96</text:p>
          </table:table-cell>
          <table:table-cell table:formula="of:=[.G10]+SUM([.$F$2:.$F$11])-[.F10]" office:value-type="currency" office:currency="USD" office:value="0.093" calcext:value-type="currency">
            <text:p>$0.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1-[.C11]" office:value-type="currency" office:currency="USD" office:value="0.23" calcext:value-type="currency">
            <text:p>$0.23</text:p>
          </table:table-cell>
          <table:table-cell table:formula="of:=[.D11]/10" office:value-type="currency" office:currency="USD" office:value="0.023" calcext:value-type="currency">
            <text:p>$0.02</text:p>
          </table:table-cell>
          <table:table-cell table:formula="of:=(1-[.C11])*0.9" office:value-type="currency" office:currency="USD" office:value="0.207" calcext:value-type="currency">
            <text:p>$0.21</text:p>
          </table:table-cell>
          <table:table-cell table:formula="of:=-[.C11]" office:value-type="currency" office:currency="USD" office:value="-0.77" calcext:value-type="currency">
            <text:p>-$0.77</text:p>
          </table:table-cell>
          <table:table-cell table:formula="of:=[.G11]+SUM([.$F$2:.$F$11])-[.F11]" office:value-type="currency" office:currency="USD" office:value="0.112" calcext:value-type="currency">
            <text:p>$0.11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/>
          <table:table-cell office:value-type="string" calcext:value-type="string">
            <text:p>PAID</text:p>
          </table:table-cell>
          <table:table-cell table:formula="of:=SUM([.C2:.C11])" office:value-type="currency" office:currency="USD" office:value="8.79" calcext:value-type="currency">
            <text:p>$8.79</text:p>
          </table:table-cell>
          <table:table-cell table:number-columns-repeated="2"/>
          <table:table-cell table:formula="of:=SUM([.F2:.F11])" office:value-type="currency" office:currency="USD" office:value="1.089" calcext:value-type="currency">
            <text:p>$1.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10 wins</text:p>
          </table:table-cell>
          <table:table-cell table:formula="of:=COUNT([.C2:.C11])-1" office:value-type="currency" office:currency="USD" office:value="9" calcext:value-type="currency">
            <text:p>$9.00</text:p>
          </table:table-cell>
          <table:table-cell table:number-columns-repeated="2"/>
          <table:table-cell table:formula="of:=MIN([.H2:.H11])" office:value-type="currency" office:currency="USD" office:value="0.093" calcext:value-type="currency">
            <text:p>$0.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s</text:p>
          </table:table-cell>
          <table:table-cell table:formula="of:=SUM([.E2:.E11])-[.E11]" office:value-type="currency" office:currency="USD" office:value="0.098" calcext:value-type="currency">
            <text:p>$0.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t</text:p>
          </table:table-cell>
          <table:table-cell table:formula="of:=[.C24]-[.C25]-[.C23]" office:value-type="currency" office:currency="USD" office:value="0.112" calcext:value-type="currency">
            <text:p>$0.11</text:p>
          </table:table-cell>
          <table:table-cell table:number-columns-repeated="5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heet1.A2:Sheet1.AM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08:18:46.157810335</meta:creation-date>
    <dc:date>2021-01-15T18:16:40.311662764</dc:date>
    <meta:editing-duration>P2DT21M48S</meta:editing-duration>
    <meta:editing-cycles>9</meta:editing-cycles>
    <meta:generator>LibreOffice/6.1.5.2$Linux_X86_64 LibreOffice_project/10$Build-2</meta:generator>
    <meta:document-statistic meta:table-count="3" meta:cell-count="246" meta:object-count="0"/>
  </office:meta>
</office:document-meta>
</file>